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3ff65" officeooo:paragraph-rsid="0013ff65"/>
    </style:style>
    <style:style style:name="T1" style:family="text">
      <style:text-properties fo:font-size="16pt" fo:font-weight="normal" style:font-size-asian="14pt" style:font-weight-asian="normal" style:font-size-complex="16pt" style:font-weight-complex="normal"/>
    </style:style>
    <style:style style:name="T2" style:family="text">
      <style:text-properties fo:font-size="20pt" fo:font-weight="bold" style:font-size-asian="17.5pt" style:font-weight-asian="bold" style:font-size-complex="20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60"/><text:span text:style-name="T2">O foguete</text:span></text:p>
      <text:p text:style-name="P1"><text:span text:style-name="T2"><text:s/></text:span><text:span text:style-name="T1">era uma vez um foguete que tinha vida e ele queria conhecer vários planeta mas não tinha combustível ate que apareceu um homem e ficou com dó do foguete e colocou combustível.</text:span></text:p>
      <text:p text:style-name="P1"><text:span text:style-name="T1"><text:s/>O foguete ficou muito feliz e começou a voar por fora da terra e foi para outra galaxia ate que ele viu um planeta e pousou e viu alienígenas vermelho e desmontaram o foguete e fizeram outro melho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9-01T11:28:34.080831518</meta:creation-date>
    <dc:date>2022-09-01T11:37:56.403533903</dc:date>
    <meta:editing-duration>PT9M22S</meta:editing-duration>
    <meta:editing-cycles>1</meta:editing-cycles>
    <meta:document-statistic meta:table-count="0" meta:image-count="0" meta:object-count="0" meta:page-count="1" meta:paragraph-count="3" meta:word-count="72" meta:character-count="444" meta:non-whitespace-character-count="313"/>
    <meta:generator>LibreOffice/5.1.6.2$Linux_X86_64 LibreOffice_project/10m0$Build-2</meta:generator>
  </office:meta>
</office:document-meta>
</file>